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bfd3" officeooo:paragraph-rsid="0005bfd3"/>
    </style:style>
    <style:style style:name="P2" style:family="paragraph" style:parent-style-name="Standard">
      <style:text-properties officeooo:rsid="0005ce15" officeooo:paragraph-rsid="0005ce15"/>
    </style:style>
    <style:style style:name="P3" style:family="paragraph" style:parent-style-name="Standard" style:master-page-name="">
      <style:paragraph-properties fo:margin-left="1cm" fo:margin-right="0cm" fo:text-indent="0cm" style:auto-text-indent="false" style:page-number="auto"/>
      <style:text-properties officeooo:rsid="0005bfd3" officeooo:paragraph-rsid="0005bfd3"/>
    </style:style>
    <style:style style:name="P4" style:family="paragraph" style:parent-style-name="Standard" style:master-page-name="">
      <style:paragraph-properties fo:margin-left="1cm" fo:margin-right="0cm" fo:text-indent="0cm" style:auto-text-indent="false" style:page-number="auto"/>
      <style:text-properties officeooo:rsid="0005ce15" officeooo:paragraph-rsid="0005ce15"/>
    </style:style>
    <style:style style:name="P5" style:family="paragraph" style:parent-style-name="Standard">
      <style:paragraph-properties fo:margin-left="1cm" fo:margin-right="0cm" fo:text-indent="0cm" style:auto-text-indent="false"/>
      <style:text-properties officeooo:rsid="0005bfd3" officeooo:paragraph-rsid="0005bfd3"/>
    </style:style>
    <style:style style:name="P6" style:family="paragraph" style:parent-style-name="Standard">
      <style:paragraph-properties fo:margin-left="1cm" fo:margin-right="0cm" fo:text-indent="0cm" style:auto-text-indent="false"/>
      <style:text-properties officeooo:rsid="0005bfd3" officeooo:paragraph-rsid="00065240"/>
    </style:style>
    <style:style style:name="P7" style:family="paragraph" style:parent-style-name="Standard">
      <style:paragraph-properties fo:margin-left="1cm" fo:margin-right="0cm" fo:text-indent="0cm" style:auto-text-indent="false"/>
      <style:text-properties officeooo:rsid="0005ce15" officeooo:paragraph-rsid="0005ce15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5ce15" officeooo:paragraph-rsid="0005ce15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05bfd3" officeooo:paragraph-rsid="00065240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090c66" officeooo:paragraph-rsid="00090c66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09376e" officeooo:paragraph-rsid="0009376e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09376e" officeooo:paragraph-rsid="00096786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096786" officeooo:paragraph-rsid="00096786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0cbec6" officeooo:paragraph-rsid="0009376e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0cd140" officeooo:paragraph-rsid="00065240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0cd140" officeooo:paragraph-rsid="000cd140"/>
    </style:style>
    <style:style style:name="P17" style:family="paragraph" style:parent-style-name="Standard">
      <style:paragraph-properties fo:margin-left="0cm" fo:margin-right="0cm" fo:text-indent="0cm" style:auto-text-indent="false" fo:break-before="page"/>
      <style:text-properties officeooo:rsid="0005bfd3" officeooo:paragraph-rsid="00065240"/>
    </style:style>
    <style:style style:name="P18" style:family="paragraph" style:parent-style-name="Standard">
      <style:paragraph-properties fo:margin-left="0cm" fo:margin-right="0cm" fo:text-indent="0cm" style:auto-text-indent="false" fo:break-before="page"/>
      <style:text-properties officeooo:rsid="00090c66" officeooo:paragraph-rsid="00090c66"/>
    </style:style>
    <style:style style:name="T1" style:family="text">
      <style:text-properties officeooo:rsid="00065240"/>
    </style:style>
    <style:style style:name="T2" style:family="text">
      <style:text-properties officeooo:rsid="00082a91"/>
    </style:style>
    <style:style style:name="T3" style:family="text">
      <style:text-properties officeooo:rsid="00096786"/>
    </style:style>
    <style:style style:name="T4" style:family="text">
      <style:text-properties officeooo:rsid="000994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magania niefunkcjonalne:</text:p>
      <text:p text:style-name="P1"/>
      <text:p text:style-name="P3">Szybkość – liczba przetworzonych transakcji na sekundę, czas reakcji na zdarzenie wywołane przez użytkownika, czas odświeżenia ekranu</text:p>
      <text:p text:style-name="P5"/>
      <text:p text:style-name="P5">Rozmiar – kilobajty, liczba układów pamięci RAM</text:p>
      <text:p text:style-name="P5"/>
      <text:p text:style-name="P5">Łatwość użycia – czas szkolenia, liczba okien pomocy</text:p>
      <text:p text:style-name="P5"/>
      <text:p text:style-name="P5">Niezawodność – średni czas bez awarii, prawdopodobieństwo niedostępności, częstość błędów, dostępność</text:p>
      <text:p text:style-name="P5"/>
      <text:p text:style-name="P5">Solidność – czas uruchomienia po awarii, ułamek zdarzeń powodujących awarie, prawdopodobieństwo zniszczenia danych po awarii</text:p>
      <text:p text:style-name="P5"/>
      <text:p text:style-name="P5">Przenośność – procent poleceń zależnych od platformy, liczba docelowych systemów</text:p>
      <text:p text:style-name="P1"/>
      <text:p text:style-name="P2">Wymagania funkcjonalne:</text:p>
      <text:p text:style-name="P2"/>
      <text:p text:style-name="P4">Wymagania funkcjonalne stawiane systemowi opisują funkcjonalność lub usługi, które system powinien oferować. </text:p>
      <text:p text:style-name="P7"/>
      <text:p text:style-name="P8"/>
      <text:p text:style-name="P8"/>
      <text:p text:style-name="P8"/>
      <text:p text:style-name="P9"/>
      <text:p text:style-name="P17">Wymagania niefunkcjonalne <text:span text:style-name="T1">aplikacji</text:span>:<text:line-break/><text:line-break/>Szybkość:</text:p>
      <text:p text:style-name="P9"><text:tab/>-<text:span text:style-name="T1">czas na wygenerowanie jednego wydarzenia mniejsze niż 1s</text:span></text:p>
      <text:p text:style-name="P9"><text:tab/>-</text:p>
      <text:p text:style-name="P6"/>
      <text:p text:style-name="P9">Rozmiar:</text:p>
      <text:p text:style-name="P9"><text:tab/>-</text:p>
      <text:p text:style-name="P6"/>
      <text:p text:style-name="P9">Łatwość użycia:</text:p>
      <text:p text:style-name="P9"><text:tab/>-<text:span text:style-name="T2">czas szkolenia (5 minut)</text:span></text:p>
      <text:p text:style-name="P9"><text:tab/>-<text:span text:style-name="T2">ekran pomocy (1)</text:span></text:p>
      <text:p text:style-name="P6"/>
      <text:p text:style-name="P9">Niezawodność:</text:p>
      <text:p text:style-name="P9"><text:tab/>-<text:span text:style-name="T2">wysoka niezawodność</text:span></text:p>
      <text:p text:style-name="P6"/>
      <text:p text:style-name="P9">Solidność:</text:p>
      <text:p text:style-name="P9"><text:tab/>-<text:span text:style-name="T1">zapisane dane są bezpieczne</text:span></text:p>
      <text:p text:style-name="P9"><text:tab/>-<text:span text:style-name="T1">w przypadku awarii niezapisane dane mogą zostać utracone</text:span></text:p>
      <text:p text:style-name="P6"/>
      <text:p text:style-name="P9">Przenośność:</text:p>
      <text:p text:style-name="P9"><text:span text:style-name="T1"><text:tab/>-przeglądarka posiadająca wtyczkę java wersja 1.7 lub nowsza</text:span></text:p>
      <text:p text:style-name="P15"/>
      <text:p text:style-name="P18">Wymagania funkcjonalne:</text:p>
      <text:p text:style-name="P10"/>
      <text:p text:style-name="P11">Przycisk New:</text:p>
      <text:p text:style-name="P11"><text:tab/>-<text:span text:style-name="T3">Tworzy nowe wydarzenie</text:span></text:p>
      <text:p text:style-name="P11"/>
      <text:p text:style-name="P11">Przycisk Generate iCal:</text:p>
      <text:p text:style-name="P11"><text:tab/>-<text:span text:style-name="T3">Generuje do pliku wydarzania</text:span></text:p>
      <text:p text:style-name="P11"/>
      <text:p text:style-name="P11">przycisk Load:</text:p>
      <text:p text:style-name="P12"><text:tab/>-<text:span text:style-name="T3">plików formatu iCal lub CSV (upload),</text:span></text:p>
      <text:p text:style-name="P13"/>
      <text:p text:style-name="P13"><text:tab/>-plików kanonicznej postaci formatu XML zgodnego ze standardem ISO/IEC 9075–<text:tab/><text:tab/><text:tab/>14:2005(E)</text:p>
      <text:p text:style-name="P13"><text:tab/><text:tab/>(interfejs Oracle XML DB opisany na stronie</text:p>
      <text:p text:style-name="P13"><text:tab/><text:tab/>http://docs.oracle.com/html/B28369_04/xdb13gen.htm),</text:p>
      <text:p text:style-name="P13"/>
      <text:p text:style-name="P13"><text:tab/>-strony Planu UZ (dodatkowy ekran z polem adresu strony WWW),</text:p>
      <text:p text:style-name="P13"/>
      <text:p text:style-name="P13"><text:tab/>-dowolnej strony html zawierającej pojedynczą tabelę zdarzeń (dodatkowy ekran z polem</text:p>
      <text:p text:style-name="P13"><text:tab/><text:tab/>adresu strony WWW oraz ekran pozwalający ręcznie przypisywać atrybuty zdarzeń</text:p>
      <text:p text:style-name="P13"><text:tab/><text:tab/>poszczególnym kolumnom tabeli). Generator powinien umożliwiać użytkownikowi <text:tab/><text:tab/>zapis oraz odczyt konfiguracji atrybutów i kolumn.</text:p>
      <text:p text:style-name="P11"/>
      <text:p text:style-name="P11">przycisk Clear:</text:p>
      <text:p text:style-name="P11"><text:tab/>-<text:span text:style-name="T4">czyści wszystkie wydarzenia z ekranu</text:span></text:p>
      <text:p text:style-name="P11"/>
      <text:p text:style-name="P11">przycisk Help:</text:p>
      <text:p text:style-name="P11"><text:tab/>-<text:span text:style-name="T4">wyświetla pomoc dla użytkownika</text:span></text:p>
      <text:p text:style-name="P14"/>
      <text:p text:style-name="P16">przycisk Usuń pojedyncze wydarzenie:</text:p>
      <text:p text:style-name="P16"><text:tab/>-usuwa pojedyncze wydarzenie</text:p>
      <text:p text:style-name="P16"/>
      <text:p text:style-name="P16">przycisk Edycja pojedynczego wydarzenia:</text:p>
      <text:p text:style-name="P16"><text:tab/>-edytuje pojedyncze wydarze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3:42:21.655282966</meta:creation-date>
    <dc:date>2016-04-09T14:40:11.432670548</dc:date>
    <meta:editing-duration>PT47M27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3" meta:paragraph-count="46" meta:word-count="240" meta:character-count="2023" meta:non-whitespace-character-count="1790"/>
  </office:meta>
</office:document-meta>
</file>